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 style:list-style-name="L1">
      <style:paragraph-properties fo:line-height="100%" fo:text-align="justify" style:justify-single-word="false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0cm" fo:margin-bottom="0.499cm"/>
      <style:text-properties fo:font-weight="normal" style:font-weight-asian="normal" style:font-weight-complex="normal"/>
    </style:style>
    <style:style style:name="P11" style:family="paragraph" style:parent-style-name="Heading_20_3">
      <style:paragraph-properties fo:line-height="100%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 kancelarii</text:p>
      <text:p text:style-name="P4"/>
      <text:p text:style-name="P4">Kancelaria Notarialna Wojciecha Dzięcioła to kontynuacja działającej pod tym samym adresem Kancelarii Notarialnej, którą prowadziła notariusz Urszula Makarska. Podtrzymanie tradycji i historii miejsca zapewnia Klientom zaufanie i rzetelność usług. Fachową i profesjonalną obsługę gwarantują zatrudnieni w Kancelarii wykwalifikowani pracownicy, przygotowani na udzielenie Klientom wszelkich niezbędnych informacji. </text:p>
      <text:p text:style-name="P4"/>
      <text:p text:style-name="P8">Notariusz</text:p>
      <text:p text:style-name="P4"/>
      <text:p text:style-name="P4">Absolwent prawa Uniwersytetu Opolskiego. Odbył aplikację notarialną w Izbie Notarialnej we Wrocławiu. Bezpośrednio po jej ukończeniu złożył egzamin notarialny i pracował w charakterze zastępcy notarialnego w Kancelarii Notarialnej w Świdnicy. Jako zastępca notarialny dokonywał czynności notarialnych zastępując notariuszy prowadzących kancelarie we Wrocławiu. Po powołaniu przez Ministra Sprawiedliwości na stanowisko notariusza prowadzi Kancelarię Notarialną w Kłodzku. </text:p>
      <text:p text:style-name="P4"/>
      <text:p text:style-name="P4"/>
      <text:p text:style-name="P8">Czynności notarialne </text:p>
      <text:p text:style-name="P4"/>
      <text:p text:style-name="P3">Notariusz Wojciech Dzięcioł Zgo<text:span text:style-name="T1">dnie z Ustawą z dnia 14 lutego 1991 roku Prawo o notariacie, dokonuje następujących czynności notarialnych:</text:span></text:p>
      <text:list xml:id="list4778503262437676432" text:style-name="L1">
        <text:list-item>
          <text:p text:style-name="P7">sporządza akty notarialne</text:p>
        </text:list-item>
        <text:list-item>
          <text:p text:style-name="P5"><text:span text:style-name="T1">sporządza akty poświadczenia dziedziczenia </text:span>ustawowego lub testamentowego, z wyłączeniem dziedziczenia na podstawie testamentów szczególnych </text:p>
        </text:list-item>
        <text:list-item>
          <text:p text:style-name="P7">podejmuje czynności dotyczące europejskiego poświadczenia spadkowego</text:p>
        </text:list-item>
        <text:list-item>
          <text:p text:style-name="P7">podejmuje czynności związane z zarządem sukcesyjnym przedsiębiorstwem osoby fizycznej </text:p>
        </text:list-item>
        <text:list-item>
          <text:p text:style-name="P7">sporządza poświadczenia</text:p>
        </text:list-item>
        <text:list-item>
          <text:p text:style-name="P7">spisuje protokoły</text:p>
        </text:list-item>
        <text:list-item>
          <text:p text:style-name="P7">sporządza protesty weksli i czeków</text:p>
        </text:list-item>
        <text:list-item>
          <text:p text:style-name="P7">przyjmuje na przechowanie pieniądze, papiery wartościowe, dokumenty, dane na informatycznym nośniku danych, </text:p>
        </text:list-item>
        <text:list-item>
          <text:p text:style-name="P7">prowadzi rejestry akcjonariuszy prostych spółek akcyjnych oraz podejmuje związane z tym czynności</text:p>
        </text:list-item>
        <text:list-item>
          <text:p text:style-name="P7">sporządza wypisy, odpisy i wyciągi dokumentów</text:p>
        </text:list-item>
        <text:list-item>
          <text:p text:style-name="P7">sporządza, na żądanie stron, projekty aktów, oświadczeń i innych dokumentów</text:p>
        </text:list-item>
        <text:list-item>
          <text:p text:style-name="P7">składa wnioski o wpis w księdze wieczystej wraz z dokumentami stanowiącymi podstawę wpisu w księdze wieczystej</text:p>
        </text:list-item>
        <text:list-item>
          <text:p text:style-name="P7">sporządza inne czynności wynikające z odrębnych przepisów </text:p>
        </text:list-item>
      </text:list>
      <text:p text:style-name="P6"/>
      <text:p text:style-name="P1">Celem uzyskania bezpłatnych informacji dotyczących dokonywanych czynności notarialnych prosimy o kontakt telefoniczny, za pomocą poczty elektronicznej lub podczas konsultacji w siedzibie kancelarii.</text:p>
      <text:p text:style-name="Text_20_body">Czynności notarialne dokonywane są w siedzibie kancelarii, mogą być także dokonywane w innym miejscu, jeżeli przemawia za tym charakter czynności lub szczególne okoliczności, a w uzasadnionych przypadkach także w innych godzinach oraz w dni wolne od pracy. </text:p>
      <text:p text:style-name="Text_20_body">Za wykonane czynności notarialne <text:span text:style-name="Strong_20_Emphasis"><text:span text:style-name="T2">notariusz w Kłodzku</text:span></text:span> pobiera wynagrodzenie zwane taksą notarialną. Wysokość taksy regulowana jest przez Rozporządzenie Ministra Sprawiedliwości. Za udzielane informacje oraz porady prawne notariusz Wojciech Dzięcioł nie pobiera wynagrodzenia.</text:p>
      <text:p text:style-name="P8"><text:soft-page-break/>Dojazd i kontakt </text:p>
      <text:p text:style-name="P8"/>
      <text:p text:style-name="P9">ul. Bohaterów Getta 1</text:p>
      <text:p text:style-name="P10">57-300 Kłodzko</text:p>
      <text:p text:style-name="P10">(mapka)</text:p>
      <text:p text:style-name="P8"/>
      <text:p text:style-name="P9">telefony (z wizytówki)</text:p>
      <text:p text:style-name="P9"/>
      <text:p text:style-name="P9">mail (z wizytówki)</text:p>
      <text:p text:style-name="P9"/>
      <text:p text:style-name="P9">godziny otwarcia (póki co takie:)</text:p>
      <text:p text:style-name="P8"><text:span text:style-name="T2">Czynne w godz. 8:00 – 16:00<text:line-break/>Od poniedziałku do piątku </text:span></text:p>
      <text:p text:style-name="P8"><text:span text:style-name="Emphasis"><text:span text:style-name="T4">Istnieje możliwość indywidualnego umówienia transakcji poza wyznaczonymi godzinami pracy.</text:span></text:span><text:span text:style-name="T4"> </text:span></text:p>
      <text:p text:style-name="P8"><text:span text:style-name="T2"/></text:p>
      <text:p text:style-name="P8"><text:span text:style-name="T2">NIP: jeszcze nie mam <text:line-break/>REGON: jeszcze nie mam </text:span></text:p>
      <text:p text:style-name="P8"><text:span text:style-name="T2"/></text:p>
      <text:p text:style-name="P2"><text:span text:style-name="T2">Nr rachunku bankowego<text:line-break/>jeszcze nie mam </text:span></text:p>
      <text:p text:style-name="Text_20_body">Nr rachunku depozytowego<text:line-break/>jeszcze nie mam </text:p>
      <text:p text:style-name="P4"><text:span text:style-name="T2"><text:line-break/></text:span></text:p>
      <text:p text:style-name="P8">Rodo (zastanawiam się czy w ogóle to dawać, jak patrzę na stronki to dużo ich nie ma)</text:p>
      <text:h text:style-name="P1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21T21:32:13.33</meta:creation-date>
    <meta:editing-duration>PT35M53S</meta:editing-duration>
    <meta:editing-cycles>11</meta:editing-cycles>
    <meta:generator>OpenOffice/4.1.7$Win32 OpenOffice.org_project/417m1$Build-9800</meta:generator>
    <dc:date>2021-06-21T22:08:00.05</dc:date>
    <meta:document-statistic meta:table-count="0" meta:image-count="0" meta:object-count="0" meta:page-count="2" meta:paragraph-count="36" meta:word-count="410" meta:character-count="3180"/>
  </office:meta>
</office:document-meta>
</file>